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ftMapCache.checkReferenceQue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ftMapCach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MapCache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MapCache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MapCache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MapCache.getReference( Object key , Reference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ftMapCache.SoftMapCache( boolean synch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ftMapCache.doHouseKee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MapCache.wrapInReference( Object obj ,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